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fo:font-style="italic" officeooo:rsid="0005b3d6" officeooo:paragraph-rsid="0005b3d6" style:font-size-asian="8pt" style:font-style-asian="italic" style:font-size-complex="8pt" style:font-style-complex="italic"/>
    </style:style>
    <style:style style:name="P2" style:family="paragraph" style:parent-style-name="Horizontal_20_Line">
      <style:text-properties officeooo:paragraph-rsid="000106d9"/>
    </style:style>
    <style:style style:name="P3" style:family="paragraph" style:parent-style-name="Standard">
      <style:text-properties style:font-name="Arial" officeooo:rsid="000106d9" officeooo:paragraph-rsid="000106d9"/>
    </style:style>
    <style:style style:name="P4" style:family="paragraph" style:parent-style-name="Standard">
      <style:text-properties style:font-name="Arial" fo:font-size="26pt" officeooo:rsid="000106d9" officeooo:paragraph-rsid="000106d9" style:font-size-asian="26pt" style:font-size-complex="26pt"/>
    </style:style>
    <style:style style:name="P5" style:family="paragraph" style:parent-style-name="Standard">
      <style:text-properties style:font-name="Arial" fo:font-size="15pt" officeooo:rsid="000106d9" officeooo:paragraph-rsid="000106d9" style:font-size-asian="15pt" style:font-size-complex="15pt"/>
    </style:style>
    <style:style style:name="P6" style:family="paragraph" style:parent-style-name="Standard">
      <style:text-properties style:font-name="Arial" fo:font-size="15pt" fo:font-weight="bold" officeooo:rsid="000106d9" officeooo:paragraph-rsid="000106d9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Arial" fo:font-weight="bold" officeooo:rsid="000106d9" officeooo:paragraph-rsid="000106d9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9pt" officeooo:rsid="00039f02" officeooo:paragraph-rsid="00039f02" style:font-size-asian="9pt" style:font-size-complex="9pt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0106d9"/>
    </style:style>
    <style:style style:name="P10" style:family="paragraph" style:parent-style-name="Standard">
      <style:text-properties style:font-name="Arial" fo:font-size="15pt" officeooo:rsid="000106d9" officeooo:paragraph-rsid="000106d9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antaquin 10<text:span text:style-name="T2">th</text:span> Ward (376396)</text:p>
      <text:p text:style-name="P8">Santaquin Utah East Stake (212823)</text:p>
      <text:p text:style-name="P4">Payment Request</text:p>
      <text:p text:style-name="P3"/>
      <text:p text:style-name="P3"><text:span text:style-name="T1">Date:<text:tab/><text:tab/></text:span><text:tab/><text:date style:data-style-name="N81" text:date-value="2022-08-21T20:22:03.575000208">21. August 2022</text:date><text:tab/></text:p>
      <text:p text:style-name="P7"/>
      <text:p text:style-name="P7">Payee:<text:tab/><text:tab/></text:p>
      <text:p text:style-name="P7"/>
      <text:p text:style-name="P7">Address</text:p>
      <text:p text:style-name="P7"/>
      <text:p text:style-name="P7">Purpose:</text:p>
      <text:p text:style-name="P7"/>
      <text:p text:style-name="P7">Submitted By:</text:p>
      <text:p text:style-name="P9"/>
      <text:p text:style-name="P5">CATEGORY <text:tab/><text:tab/><text:tab/><text:tab/><text:tab/><text:tab/><text:tab/><text:tab/><text:tab/><text:tab/>AMOUNT</text:p>
      <text:p text:style-name="P2"/>
      <text:p text:style-name="P5">Budget: </text:p>
      <text:p text:style-name="P5"/>
      <text:p text:style-name="P5">Reimbursed Expense : Utah Sales Tax</text:p>
      <text:p text:style-name="P2"/>
      <text:p text:style-name="P5"/>
      <text:p text:style-name="P6">Total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fo:font-style="italic" officeooo:rsid="0005b3d6" officeooo:paragraph-rsid="0005b3d6" style:font-size-asian="8pt" style:font-style-asian="italic" style:font-size-complex="8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reated August 2022 as replacement for missing auto-generated document from the Chur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17:08:42.355000000</meta:creation-date>
    <dc:date>2022-08-21T20:22:03.420000000</dc:date>
    <meta:editing-duration>PT9M14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3" meta:word-count="42" meta:character-count="297" meta:non-whitespace-character-count="252"/>
  </office:meta>
</office:document-meta>
</file>